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userName</text:p>
          </table:table-cell>
          <table:table-cell table:style-name="Default" office:value-type="string" calcext:value-type="string">
            <text:p>CAS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mountUnit</text:p>
          </table:table-cell>
          <table:table-cell office:value-type="string" calcext:value-type="string">
            <text:p>supplierID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table:style-name="Default" office:value-type="string" calcext:value-type="string">
            <text:p>121-44-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7647-14-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121-44-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71-43-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71-43-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table:style-name="Default" office:value-type="string" calcext:value-type="string">
            <text:p>108-33-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table:style-name="Default" office:value-type="string" calcext:value-type="string">
            <text:p>67-56-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64-17-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67-66-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table:style-name="ce2" office:value-type="string" calcext:value-type="string">
            <text:p>75-09-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3:26:47.680293743</meta:creation-date>
    <dc:date>2023-07-09T07:42:33.986677831</dc:date>
    <meta:editing-duration>PT3M29S</meta:editing-duration>
    <meta:editing-cycles>2</meta:editing-cycles>
    <meta:generator>LibreOffice/7.3.7.2$Linux_X86_64 LibreOffice_project/30$Build-2</meta:generator>
    <meta:document-statistic meta:table-count="1" meta:cell-count="55" meta:object-count="0"/>
  </office:meta>
</office:document-meta>
</file>